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style:font-face style:name="droid sans mono" svg:font-family="'droid sans mono', monospace, monospace, 'Droid Sans Fallback', 'Droid Sans Mono', monospace, monospac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2">
      <style:text-properties officeooo:rsid="00cb93a5" officeooo:paragraph-rsid="00cb93a5"/>
    </style:style>
    <style:style style:name="P28" style:family="paragraph" style:parent-style-name="Table_20_Heading">
      <style:text-properties officeooo:paragraph-rsid="00cb93a5"/>
    </style:style>
    <style:style style:name="P29" style:family="paragraph" style:parent-style-name="Table_20_Contents">
      <style:text-properties officeooo:rsid="00cb93a5" officeooo:paragraph-rsid="00cb93a5"/>
    </style:style>
    <style:style style:name="P30" style:family="paragraph" style:parent-style-name="Table_20_Contents">
      <style:text-properties fo:font-size="10pt" officeooo:rsid="00cb93a5" officeooo:paragraph-rsid="00cb93a5"/>
    </style:style>
    <style:style style:name="P31" style:family="paragraph" style:parent-style-name="Text_20_body">
      <style:text-properties officeooo:rsid="00cbc65d" officeooo:paragraph-rsid="00cbc65d"/>
    </style:style>
    <style:style style:name="P32"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4"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5" style:family="paragraph" style:parent-style-name="Heading_20_2">
      <style:text-properties officeooo:paragraph-rsid="00d31aa8"/>
    </style:style>
    <style:style style:name="P36" style:family="paragraph" style:parent-style-name="Table_20_Heading">
      <style:text-properties officeooo:paragraph-rsid="00bc8d62"/>
    </style:style>
    <style:style style:name="P37" style:family="paragraph" style:parent-style-name="Table_20_Contents">
      <style:text-properties officeooo:rsid="00bc8d62" officeooo:paragraph-rsid="00bc8d62"/>
    </style:style>
    <style:style style:name="P38" style:family="paragraph" style:parent-style-name="Text_20_body">
      <style:text-properties officeooo:rsid="00bc8d62" officeooo:paragraph-rsid="00bc8d62"/>
    </style:style>
    <style:style style:name="P39" style:family="paragraph" style:parent-style-name="Text_20_body">
      <style:text-properties officeooo:rsid="00bdbf47" officeooo:paragraph-rsid="00d33eb7"/>
    </style:style>
    <style:style style:name="P40" style:family="paragraph" style:parent-style-name="Text_20_body">
      <style:text-properties officeooo:rsid="00bdbf47" officeooo:paragraph-rsid="00bdbf47"/>
    </style:style>
    <style:style style:name="P41" style:family="paragraph" style:parent-style-name="Text_20_body">
      <style:text-properties officeooo:rsid="00bf560e" officeooo:paragraph-rsid="00bf560e"/>
    </style:style>
    <style:style style:name="P42" style:family="paragraph" style:parent-style-name="Text_20_body">
      <style:text-properties officeooo:rsid="00bf560e" officeooo:paragraph-rsid="00c1113a"/>
    </style:style>
    <style:style style:name="P43" style:family="paragraph" style:parent-style-name="Text_20_body">
      <style:text-properties officeooo:rsid="00c1113a" officeooo:paragraph-rsid="00c1113a"/>
    </style:style>
    <style:style style:name="P44" style:family="paragraph" style:parent-style-name="Preformatted_20_Text">
      <style:text-properties fo:font-size="9pt" officeooo:rsid="00c1113a" style:font-size-asian="9pt" style:font-size-complex="9pt"/>
    </style:style>
    <style:style style:name="P45" style:family="paragraph" style:parent-style-name="Text_20_body">
      <style:text-properties officeooo:rsid="00c27cc8" officeooo:paragraph-rsid="00c27cc8"/>
    </style:style>
    <style:style style:name="P46" style:family="paragraph" style:parent-style-name="Preformatted_20_Text">
      <style:text-properties fo:font-size="9pt" fo:font-weight="bold" style:font-size-asian="9pt" style:font-weight-asian="bold" style:font-size-complex="9pt" style:font-weight-complex="bold"/>
    </style:style>
    <style:style style:name="P47"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48" style:family="paragraph" style:parent-style-name="Preformatted_20_Text">
      <style:text-properties fo:font-size="9pt" fo:font-weight="bold" officeooo:paragraph-rsid="00c27cc8" style:font-size-asian="9pt" style:font-weight-asian="bold" style:font-size-complex="9pt" style:font-weight-complex="bold"/>
    </style:style>
    <style:style style:name="P49" style:family="paragraph" style:parent-style-name="Text_20_body">
      <style:text-properties officeooo:rsid="00d425a5" officeooo:paragraph-rsid="00d425a5"/>
    </style:style>
    <style:style style:name="P50" style:family="paragraph" style:parent-style-name="Preformatted_20_Text">
      <style:text-properties fo:font-weight="bold" style:font-weight-asian="bold" style:font-weight-complex="bold"/>
    </style:style>
    <style:style style:name="P51" style:family="paragraph" style:parent-style-name="Text_20_body">
      <style:text-properties officeooo:rsid="00d48193" officeooo:paragraph-rsid="00d48193"/>
    </style:style>
    <style:style style:name="P52" style:family="paragraph" style:parent-style-name="Heading_20_3">
      <style:text-properties officeooo:paragraph-rsid="00baaad6"/>
    </style:style>
    <style:style style:name="P53" style:family="paragraph" style:parent-style-name="Text_20_body">
      <style:text-properties officeooo:rsid="00c47fdf" officeooo:paragraph-rsid="00c47fdf"/>
    </style:style>
    <style:style style:name="P54" style:family="paragraph" style:parent-style-name="Text_20_body">
      <style:text-properties officeooo:rsid="00d5e0df" officeooo:paragraph-rsid="00d5e0df"/>
    </style:style>
    <style:style style:name="P55" style:family="paragraph" style:parent-style-name="Table_20_Heading">
      <style:text-properties officeooo:paragraph-rsid="00ca1d5a"/>
    </style:style>
    <style:style style:name="P56" style:family="paragraph" style:parent-style-name="Table_20_Contents">
      <style:text-properties officeooo:rsid="00ca1d5a" officeooo:paragraph-rsid="00ca1d5a"/>
    </style:style>
    <style:style style:name="P57" style:family="paragraph" style:parent-style-name="Table_20_Contents">
      <style:text-properties fo:font-size="10pt" officeooo:rsid="00ca1d5a" officeooo:paragraph-rsid="00ca1d5a"/>
    </style:style>
    <style:style style:name="P58" style:family="paragraph" style:parent-style-name="Standard">
      <style:text-properties officeooo:paragraph-rsid="00ca1d5a"/>
    </style:style>
    <style:style style:name="P59" style:family="paragraph" style:parent-style-name="Preformatted_20_Text">
      <style:text-properties officeooo:rsid="00c47fdf"/>
    </style:style>
    <style:style style:name="P60" style:family="paragraph" style:parent-style-name="Preformatted_20_Text">
      <style:text-properties officeooo:rsid="00c47fdf" officeooo:paragraph-rsid="00c616d3"/>
    </style:style>
    <style:style style:name="P61" style:family="paragraph" style:parent-style-name="Text_20_body">
      <style:text-properties officeooo:rsid="00c616d3" officeooo:paragraph-rsid="00c616d3"/>
    </style:style>
    <style:style style:name="P62" style:family="paragraph" style:parent-style-name="Text_20_body">
      <style:text-properties fo:font-weight="normal" officeooo:rsid="00c616d3" officeooo:paragraph-rsid="00c616d3" style:font-weight-asian="normal" style:font-weight-complex="normal"/>
    </style:style>
    <style:style style:name="P63" style:family="paragraph" style:parent-style-name="Text_20_body">
      <style:text-properties officeooo:rsid="00c616d3" officeooo:paragraph-rsid="00c7fa12"/>
    </style:style>
    <style:style style:name="P64" style:family="paragraph" style:parent-style-name="Preformatted_20_Text">
      <style:text-properties fo:font-weight="normal" officeooo:rsid="00c7fa12" officeooo:paragraph-rsid="00c7fa12" style:font-weight-asian="normal" style:font-weight-complex="normal"/>
    </style:style>
    <style:style style:name="P65" style:family="paragraph" style:parent-style-name="Preformatted_20_Text">
      <style:text-properties officeooo:paragraph-rsid="00c7fa12"/>
    </style:style>
    <style:style style:name="P66" style:family="paragraph" style:parent-style-name="Text_20_body">
      <style:text-properties officeooo:rsid="00c7fa12" officeooo:paragraph-rsid="00c7fa12"/>
    </style:style>
    <style:style style:name="P67" style:family="paragraph" style:parent-style-name="Text_20_body">
      <style:text-properties fo:font-style="normal" officeooo:rsid="00c7fa12" officeooo:paragraph-rsid="00c7fa12" style:font-style-asian="normal" style:font-style-complex="normal"/>
    </style:style>
    <style:style style:name="P68" style:family="paragraph" style:parent-style-name="Text_20_body">
      <style:text-properties officeooo:rsid="00c91ab9" officeooo:paragraph-rsid="00c91ab9"/>
    </style:style>
    <style:style style:name="P69" style:family="paragraph" style:parent-style-name="Text_20_body" style:list-style-name="L2">
      <style:text-properties fo:font-style="normal" officeooo:rsid="00ca1d5a" officeooo:paragraph-rsid="00ca1d5a" style:font-style-asian="normal" style:font-style-complex="normal"/>
    </style:style>
    <style:style style:name="P70" style:family="paragraph" style:parent-style-name="Text_20_body" style:list-style-name="L2">
      <style:text-properties officeooo:rsid="00ca1d5a" officeooo:paragraph-rsid="00ca1d5a"/>
    </style:style>
    <style:style style:name="P71" style:family="paragraph" style:parent-style-name="Text_20_body">
      <style:text-properties officeooo:rsid="00cb93a5" officeooo:paragraph-rsid="00cb93a5"/>
    </style:style>
    <style:style style:name="P72" style:family="paragraph" style:parent-style-name="Table_20_Heading">
      <style:text-properties officeooo:paragraph-rsid="00ce9907"/>
    </style:style>
    <style:style style:name="P73" style:family="paragraph" style:parent-style-name="Table_20_Contents">
      <style:text-properties officeooo:rsid="00ce9907" officeooo:paragraph-rsid="00ce9907"/>
    </style:style>
    <style:style style:name="P74" style:family="paragraph" style:parent-style-name="Table_20_Contents">
      <style:text-properties fo:font-size="10pt" officeooo:rsid="00ce9907" officeooo:paragraph-rsid="00ce9907"/>
    </style:style>
    <style:style style:name="P75" style:family="paragraph" style:parent-style-name="Text_20_body">
      <style:text-properties officeooo:rsid="00ce9907" officeooo:paragraph-rsid="00ce9907"/>
    </style:style>
    <style:style style:name="P76" style:family="paragraph" style:parent-style-name="Text_20_body">
      <style:text-properties officeooo:rsid="00cf77ad" officeooo:paragraph-rsid="00cf77ad"/>
    </style:style>
    <style:style style:name="P77" style:family="paragraph" style:parent-style-name="Text_20_body">
      <style:text-properties officeooo:rsid="00d16daf" officeooo:paragraph-rsid="00d16daf"/>
    </style:style>
    <style:style style:name="P78" style:family="paragraph" style:parent-style-name="Table_20_Contents">
      <style:text-properties officeooo:rsid="00d33eb7" officeooo:paragraph-rsid="00d33eb7"/>
    </style:style>
    <style:style style:name="P79" style:family="paragraph" style:parent-style-name="Standard">
      <style:text-properties officeooo:paragraph-rsid="00ce9907"/>
    </style:style>
    <style:style style:name="P80" style:family="paragraph" style:parent-style-name="Standard">
      <style:text-properties officeooo:paragraph-rsid="00854981"/>
    </style:style>
    <style:style style:name="P81" style:family="paragraph" style:parent-style-name="Text_20_body">
      <style:text-properties officeooo:paragraph-rsid="0079ea53"/>
    </style:style>
    <style:style style:name="P82" style:family="paragraph" style:parent-style-name="Heading_20_2">
      <style:text-properties officeooo:rsid="00d16daf" officeooo:paragraph-rsid="00d16daf"/>
    </style:style>
    <style:style style:name="P83" style:family="paragraph" style:parent-style-name="Heading_20_3">
      <style:text-properties officeooo:rsid="008dd97f" officeooo:paragraph-rsid="008dd97f"/>
    </style:style>
    <style:style style:name="P84" style:family="paragraph" style:parent-style-name="Text_20_body" style:master-page-name="">
      <loext:graphic-properties draw:fill="none" draw:fill-color="#99ccff"/>
      <style:paragraph-properties fo:margin-left="2.499cm" fo:margin-right="0cm" fo:margin-top="0cm" fo:margin-bottom="0.212cm" style:contextual-spacing="false" fo:line-height="0.406cm" fo:text-indent="0cm" style:auto-text-indent="false" style:page-number="auto" fo:background-color="transparent" style:shadow="none">
        <style:tab-stops>
          <style:tab-stop style:position="0cm"/>
          <style:tab-stop style:position="1.27cm"/>
        </style:tab-stops>
      </style:paragraph-properties>
      <style:text-properties officeooo:paragraph-rsid="008dd97f"/>
    </style:style>
    <style:style style:name="P85" style:family="paragraph" style:parent-style-name="Standard">
      <style:paragraph-properties fo:text-align="center" style:justify-single-word="false"/>
      <style:text-properties fo:font-size="16pt" style:font-size-asian="16pt" style:font-size-complex="16pt"/>
    </style:style>
    <style:style style:name="P86"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3d1cc5"/>
    </style:style>
    <style:style style:name="T4" style:family="text">
      <style:text-properties officeooo:rsid="008e97f2"/>
    </style:style>
    <style:style style:name="T5" style:family="text">
      <style:text-properties officeooo:rsid="00baaad6"/>
    </style:style>
    <style:style style:name="T6" style:family="text">
      <style:text-properties officeooo:rsid="00b2956e"/>
    </style:style>
    <style:style style:name="T7" style:family="text">
      <style:text-properties fo:font-size="10pt" officeooo:rsid="003b7a84"/>
    </style:style>
    <style:style style:name="T8" style:family="text">
      <style:text-properties officeooo:rsid="00bdbf47"/>
    </style:style>
    <style:style style:name="T9" style:family="text">
      <style:text-properties officeooo:rsid="00c37546"/>
    </style:style>
    <style:style style:name="T10" style:family="text">
      <style:text-properties officeooo:rsid="0040414a"/>
    </style:style>
    <style:style style:name="T11" style:family="text">
      <style:text-properties fo:font-style="italic" style:font-style-asian="italic" style:font-style-complex="italic"/>
    </style:style>
    <style:style style:name="T12"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3" style:family="text">
      <style:text-properties officeooo:rsid="00b4e7da"/>
    </style:style>
    <style:style style:name="T14" style:family="text">
      <style:text-properties fo:font-style="italic" officeooo:rsid="00c3754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c37546" style:font-style-asian="normal" style:font-style-complex="normal"/>
    </style:style>
    <style:style style:name="T17" style:family="text">
      <style:text-properties fo:font-style="normal" officeooo:rsid="00bdbf47" style:font-style-asian="normal" style:font-style-complex="normal"/>
    </style:style>
    <style:style style:name="T18" style:family="text">
      <style:text-properties officeooo:rsid="00b64c18"/>
    </style:style>
    <style:style style:name="T19" style:family="text">
      <style:text-properties officeooo:rsid="00b6e89a"/>
    </style:style>
    <style:style style:name="T20" style:family="text">
      <style:text-properties officeooo:rsid="00d3a49a"/>
    </style:style>
    <style:style style:name="T21" style:family="text">
      <style:text-properties officeooo:rsid="00d31aa8"/>
    </style:style>
    <style:style style:name="T22" style:family="text">
      <style:text-properties officeooo:rsid="00b7b6f3"/>
    </style:style>
    <style:style style:name="T23" style:family="text">
      <style:text-properties fo:font-style="normal" officeooo:rsid="00a3b06d" style:font-style-asian="normal" style:font-style-complex="normal"/>
    </style:style>
    <style:style style:name="T24" style:family="text">
      <style:text-properties fo:font-style="normal" officeooo:rsid="0048556a" style:font-style-asian="normal" style:font-style-complex="normal"/>
    </style:style>
    <style:style style:name="T25" style:family="text">
      <style:text-properties fo:font-style="normal" officeooo:rsid="00baaad6" style:font-style-asian="normal" style:font-style-complex="normal"/>
    </style:style>
    <style:style style:name="T26" style:family="text">
      <style:text-properties officeooo:rsid="00ce9907"/>
    </style:style>
    <style:style style:name="T27" style:family="text">
      <style:text-properties fo:color="#000000" loext:opacity="100%" style:font-name="Droid Sans Mono"/>
    </style:style>
    <style:style style:name="T28" style:family="text">
      <style:text-properties fo:color="#646464" loext:opacity="100%" style:font-name="Droid Sans Mono"/>
    </style:style>
    <style:style style:name="T29" style:family="text">
      <style:text-properties fo:color="#7f0055" loext:opacity="100%" style:font-name="Droid Sans Mono" fo:font-weight="bold" style:font-weight-asian="bold"/>
    </style:style>
    <style:style style:name="T30" style:family="text">
      <style:text-properties fo:color="#6a3e3e" loext:opacity="100%" style:font-name="Droid Sans Mono"/>
    </style:style>
    <style:style style:name="T31" style:family="text">
      <style:text-properties fo:color="#000000" loext:opacity="100%" style:font-name="Droid Sans Mono" fo:font-style="italic" style:font-style-asian="italic"/>
    </style:style>
    <style:style style:name="T32" style:family="text">
      <style:text-properties fo:color="#2a00ff" loext:opacity="100%" style:font-name="Droid Sans Mono"/>
    </style:style>
    <style:style style:name="T33" style:family="text">
      <style:text-properties fo:font-size="10pt" officeooo:rsid="004ea549"/>
    </style:style>
    <style:style style:name="T34" style:family="text">
      <style:text-properties fo:font-size="10pt"/>
    </style:style>
    <style:style style:name="T35" style:family="text">
      <style:text-properties officeooo:rsid="00c47fdf"/>
    </style:style>
    <style:style style:name="T36" style:family="text">
      <style:text-properties officeooo:rsid="00d33eb7"/>
    </style:style>
    <style:style style:name="T37" style:family="text">
      <style:text-properties officeooo:rsid="00bf560e"/>
    </style:style>
    <style:style style:name="T38" style:family="text">
      <style:text-properties fo:font-style="normal" officeooo:rsid="00bf560e" style:font-style-asian="normal" style:font-style-complex="normal"/>
    </style:style>
    <style:style style:name="T39" style:family="text">
      <style:text-properties fo:font-style="normal" officeooo:rsid="00d33eb7" style:font-style-asian="normal" style:font-style-complex="normal"/>
    </style:style>
    <style:style style:name="T40" style:family="text">
      <style:text-properties officeooo:rsid="00c1113a"/>
    </style:style>
    <style:style style:name="T41" style:family="text">
      <style:text-properties fo:font-weight="bold" style:font-weight-asian="bold" style:font-weight-complex="bold"/>
    </style:style>
    <style:style style:name="T42" style:family="text">
      <style:text-properties officeooo:rsid="00d425a5"/>
    </style:style>
    <style:style style:name="T43" style:family="text">
      <style:text-properties officeooo:rsid="00d48193"/>
    </style:style>
    <style:style style:name="T44" style:family="text">
      <style:text-properties officeooo:rsid="00cb93a5"/>
    </style:style>
    <style:style style:name="T45" style:family="text">
      <style:text-properties officeooo:rsid="00c616d3"/>
    </style:style>
    <style:style style:name="T46" style:family="text">
      <style:text-properties fo:font-weight="normal" style:font-weight-asian="normal" style:font-weight-complex="normal"/>
    </style:style>
    <style:style style:name="T47" style:family="text">
      <style:text-properties fo:font-weight="normal" officeooo:rsid="00c7fa12" style:font-weight-asian="normal" style:font-weight-complex="normal"/>
    </style:style>
    <style:style style:name="T48" style:family="text">
      <style:text-properties officeooo:rsid="00c91ab9"/>
    </style:style>
    <style:style style:name="T49" style:family="text">
      <style:text-properties officeooo:rsid="00c7fa12"/>
    </style:style>
    <style:style style:name="T50" style:family="text">
      <style:text-properties officeooo:rsid="00d1753a"/>
    </style:style>
    <style:style style:name="T51" style:family="text">
      <style:text-properties officeooo:rsid="00d5f5cd"/>
    </style:style>
    <style:style style:name="T52" style:family="text">
      <style:text-properties officeooo:rsid="0079ea53"/>
    </style:style>
    <style:style style:name="T53" style:family="text">
      <style:text-properties fo:font-size="10pt" officeooo:rsid="0079ea53"/>
    </style:style>
    <style:style style:name="T54" style:family="text">
      <style:text-properties officeooo:rsid="007cea80"/>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2">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85"><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86">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7/12/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2</text:p>
          <text:p text:style-name="P4"><text:s/>0.4. <text:s/>Copyright<text:tab/>2</text:p>
          <text:p text:style-name="P3"><text:s/>1. <text:s/>Overview<text:tab/>4</text:p>
          <text:p text:style-name="P4"><text:s/>1.1. <text:s/>VDMJ<text:tab/>4</text:p>
          <text:p text:style-name="P4"><text:s/>1.2. <text:s/>VDMJ and LSP <text:span text:style-name="T1">Plugins</text:span><text:tab/>4</text:p>
          <text:p text:style-name="P4"><text:s/>1.3. <text:s/>Proof Obligations<text:tab/>4</text:p>
          <text:p text:style-name="P4"><text:s/>1.4. <text:s/>QuickCheck Package Overview<text:tab/>5</text:p>
          <text:p text:style-name="P3"><text:s/>2. <text:s/>Package Detail<text:tab/>6</text:p>
          <text:p text:style-name="P4"><text:s/>2.1. <text:s/>The plugin package<text:tab/>6</text:p>
          <text:p text:style-name="P4"><text:s/>2.2. <text:s/>The commands package<text:tab/>7</text:p>
          <text:p text:style-name="P4"><text:s/>2.3. <text:s/>The strategies package<text:tab/>8</text:p>
          <text:p text:style-name="P4"><text:s/>2.4. <text:s/>The visitors package<text:tab/>10</text:p>
          <text:p text:style-name="P4"><text:s/>2.5. <text:s/>The annotations package<text:tab/>10</text:p>
          <text:p text:style-name="P4"><text:s/>2.6. <text:s/>The quickcheck package<text:tab/>11</text:p>
          <text:p text:style-name="P3"><text:s/>3. <text:s/>Scenarios<text:tab/>12</text:p>
          <text:p text:style-name="P4"><text:s/>3.1. <text:s/>Server <text:span text:style-name="T1">Creation</text:span> and Lifecycle<text:tab/>12</text:p>
        </text:index-body>
      </text:table-of-content>
      <text:list xml:id="list113129149448644"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http://en.wikipedia.org/wiki/Vienna_Development_Method<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span text:style-name="T3">Overture, </text:span><text:a xlink:type="simple" xlink:href="https://github.com/overturetool/overture" text:style-name="Internet_20_link" text:visited-style-name="Visited_20_Internet_20_Link"><text:span text:style-name="T3">https://github.com/overturetool/overture</text:span></text:a><text:span text:style-name="T4"> </text:span></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1312914944864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1<text:span text:style-name="T6">6</text:span>/<text:span text:style-name="T6">12/</text:span>2<text:span text:style-name="T6">4</text:span></text:p>
          </table:table-cell>
          <table:table-cell table:style-name="DocHistory.A1" office:value-type="string">
            <text:p text:style-name="Table_20_Contents">First <text:span text:style-name="T7">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oft-page-break/><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6">QuickCheck plugin</text:span><text:span text:style-name="T8">s</text:span> <text:span text:style-name="T9">in</text:span> the VDMJ tool <text:span text:style-name="T8">suite</text:span>.</text:p>
      <text:p text:style-name="P12">Section 1 gives an overview of the Java package structure. Section 2 gives detailed information about each package. Section 3 walks through various common scenarios to describe the <text:span text:style-name="T8">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0">][</text:span><text:span text:style-name="T2">2</text:span><text:span text:style-name="T10">][</text:span><text:span text:style-name="T2">3]</text:span>. It includes a parser, a type checker, an interpreter (with arbitrary precision arithmetic), a debugger, a proof obligation generator and a combinatorial test generator with coverage recording, as well as <text:span text:style-name="T11">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LSP </text:span><text:span text:style-name="T12">Plugins</text:span><text:bookmark-end text:name="__RefHeading___Toc339_1757726760"/></text:h>
            </text:list-item>
          </text:list>
        </text:list-item>
      </text:list>
      <text:p text:style-name="P13">VDMJ <text:span text:style-name="T5">and the VDMJ LSP Server are</text:span> designed as a collection of <text:span text:style-name="T11">plugins</text:span>, each offering analyses and services to the tool.</text:p>
      <text:p text:style-name="P13"><text:span text:style-name="T9">Essential</text:span> plugins are built-in and offer parsing, type checking, execution and proof obligation generation. But <text:span text:style-name="T13">extra</text:span> plugins can be added by including them on the Java classpath. See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LSP </text:span>plugin<text:span text:style-name="T8">s</text:span>. <text:span text:style-name="T8">These </text:span><text:span text:style-name="T13">provides two</text:span> commands <text:span text:style-name="T5">in each environment</text:span>, “qc” and “qr”, which analyse proof obligations.</text:p>
      <text:list xml:id="list113128774465045"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9">A</text:span> <text:span text:style-name="T11">proof obligation </text:span><text:span text:style-name="T14">(PO) </text:span><text:span text:style-name="T15">is a short boolean expressions which will always be true if the specification is free from some particular vulnerability. For example, a function which performs an arithmetic division will fail if the denominator is zero. In th</text:span><text:span text:style-name="T16">is</text:span><text:span text:style-name="T15"> case, </text:span><text:span text:style-name="T16">an </text:span><text:span text:style-name="T15">obligation would state that the denominator </text:span><text:span text:style-name="T17">can</text:span><text:span text:style-name="T15"> never </text:span><text:span text:style-name="T17">be </text:span><text:span text:style-name="T15">zero </text:span><text:span text:style-name="T17">in that particular call context.</text:span></text:p>
      <text:p text:style-name="P17">Proof obligations have two parts: a context stack which describes how an evaluation may reach a particular vulnerability, and <text:span text:style-name="T9">an</text:span> obligation that must hold at that point. For a vulnerability within a<text:span text:style-name="T9">n</text:span> <text:span text:style-name="T9">operation</text:span>, the outermost part of the context stack effectively says “for all possible argument values <text:span text:style-name="T9">and state vectors when calling this operation</text:span>”. Subsequent context items describe the choices that the <text:span text:style-name="T9">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18">(</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9">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
      <text:p text:style-name="P19">This indicates that it is possible to pass arguments to th<text:span text:style-name="T8">e</text:span> operation that will cause <text:span text:style-name="T8">the operation </text:span>to <text:soft-page-break/>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19">or the same counterexample arguments would no longer produce a false/error result.</text:span></text:p>
      <text:p text:style-name="P20">QuickCheck is a tool for analysing proof obligations, <text:span text:style-name="T9">looking for problems such as the example given above. The tool</text:span> <text:span text:style-name="T20">divides</text:span><text:span text:style-name="T9"> POs </text:span><text:span text:style-name="T20">into</text:span> one of three categories:</text:p>
      <text:list text:style-name="L1">
        <text:list-item>
          <text:p text:style-name="P21">FAILED, with counterexample arguments (as above)</text:p>
        </text:list-item>
        <text:list-item>
          <text:p text:style-name="P21">Probably PROVABLE, with reasons <text:span text:style-name="T8">why it is believed to be true in all cases</text:span></text:p>
        </text:list-item>
        <text:list-item>
          <text:p text:style-name="P21"><text:span text:style-name="T20">M</text:span>AYBE correct – which means neither of the cases above.<text:line-break/></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13128774465045"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1">q</text:span>uickcheck.plugin</text:p>
          </table:table-cell>
          <table:table-cell table:style-name="Packages.B2" office:value-type="string">
            <text:p text:style-name="P25">Classes that <text:span text:style-name="T22">provide the</text:span> VDMJ and LSP plugin <text:span text:style-name="T22">interface</text:span></text:p>
          </table:table-cell>
        </table:table-row>
        <table:table-row table:style-name="Packages.2">
          <table:table-cell table:style-name="Packages.A2" office:value-type="string">
            <text:p text:style-name="P24"><text:span text:style-name="T21">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1">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5">The </text:span><text:span text:style-name="T11">plugin </text:span><text:span text:style-name="T15">package contains classes that implement the VDMJ and LSP AnalysisPlugin interface. These are thin wrappers around the common QuickCheck class which </text:span><text:span text:style-name="T16">ha</text:span><text:span text:style-name="T15">s the common implementation for both plugins.</text:span></text:p>
      <text:p text:style-name="P26"><text:span text:style-name="T23">T</text:span><text:span text:style-name="T15">he </text:span><text:span text:style-name="T11">commands </text:span><text:span text:style-name="T15">package contains classes that implement the VDMJ and LSP AnalysisCommand interface. This allows the “qc” and “qr” commands to be made available to users on the </text:span><text:span text:style-name="T16">VDMJ </text:span><text:span text:style-name="T15">command line </text:span><text:span text:style-name="T16">and VSCode console</text:span><text:span text:style-name="T15">.</text:span></text:p>
      <text:p text:style-name="P26"><text:span text:style-name="T15">There are six built-in </text:span><text:span text:style-name="T11">strategies </text:span><text:span text:style-name="T15">for searching for argument bindings, in order to categorize the PO as FAILED, PROVABLE or MAYBE. It is possible for users to add more </text:span><text:span text:style-name="T16">strategies</text:span><text:span text:style-name="T15">, as discussed below.</text:span></text:p>
      <text:p text:style-name="P26"><text:span text:style-name="T15">The built-in strategies use </text:span><text:span text:style-name="T16">classes in the</text:span><text:span text:style-name="T15"> </text:span><text:span text:style-name="T11">visitors </text:span><text:span text:style-name="T16">package</text:span><text:span text:style-name="T14"> </text:span><text:span text:style-name="T15">for processing obligations.</text:span></text:p>
      <text:p text:style-name="P26"><text:span text:style-name="T15">There is a @QuickCheck annotation that can be used for functions with polymorphic type parameters. This is defined in the </text:span><text:span text:style-name="T11">annotations</text:span><text:span text:style-name="T15"> package.</text:span></text:p>
      <text:p text:style-name="P26"><text:span text:style-name="T15">And lastly the main QuickCheck class is in the </text:span><text:span text:style-name="T11">quickcheck </text:span><text:span text:style-name="T15">package.</text:span><text:span text:style-name="T24"> </text:span><text:span text:style-name="T25">This performs the </text:span><text:span text:style-name="T16">PO </text:span><text:span text:style-name="T25">analysis and is common to the VDMJ and LSP plugins.</text:span></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1">each</text:span> package.</text:p>
      <text:list text:continue-numbering="true" text:style-name="Outline">
        <text:list-item>
          <text:list>
            <text:list-item>
              <text:h text:style-name="P27" text:outline-level="2"><text:bookmark-start text:name="__RefHeading___Toc1754_2867662565"/><text:span text:style-name="T21">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28">Class Summary</text:p>
          </table:table-cell>
          <table:covered-table-cell/>
        </table:table-row>
        <table:table-row table:style-name="Table2.2">
          <table:table-cell table:style-name="Table2.A2" office:value-type="string">
            <text:p text:style-name="P29">QuickCheckPlugin</text:p>
          </table:table-cell>
          <table:table-cell table:style-name="Table2.B2" office:value-type="string">
            <text:p text:style-name="P29">The VDMJ plugin</text:p>
          </table:table-cell>
        </table:table-row>
        <table:table-row table:style-name="Table2.2">
          <table:table-cell table:style-name="Table2.A2" office:value-type="string">
            <text:p text:style-name="P29">QuickCheckLSPPlugin</text:p>
          </table:table-cell>
          <table:table-cell table:style-name="Table2.B2" office:value-type="string">
            <text:p text:style-name="P29">The LSP plugin</text:p>
          </table:table-cell>
        </table:table-row>
        <table:table-row table:style-name="Table2.2">
          <table:table-cell table:style-name="Table2.A2" office:value-type="string">
            <text:p text:style-name="P29">QuickCheckHandler</text:p>
          </table:table-cell>
          <table:table-cell table:style-name="Table2.B2" office:value-type="string">
            <text:p text:style-name="P29">An LSP handler for slsp/POG/quickcheck RPC calls</text:p>
          </table:table-cell>
        </table:table-row>
        <table:table-row table:style-name="Table2.2">
          <table:table-cell table:style-name="Table2.A2" office:value-type="string">
            <text:p text:style-name="P30">QuickCheckThread</text:p>
          </table:table-cell>
          <table:table-cell table:style-name="Table2.B2" office:value-type="string">
            <text:p text:style-name="P29">An LSP AsyncThread to run slsp/POG/quickcheck calls</text:p>
          </table:table-cell>
        </table:table-row>
      </table:table>
      <text:p text:style-name="Text_20_body"/>
      <text:p text:style-name="P31">These classes implement the AnalysisPlugin interface needed to load a plugin into VDMJ or the LSP Server. They do not contain any PO checking functionality as such, which is all done in <text:span text:style-name="T20">the </text:span>QuickCheck <text:span text:style-name="T20">class (see </text:span><text:span text:style-name="T20"><text:bookmark-ref text:reference-format="number" text:ref-name="__RefHeading___Toc7228_2294478471"> 2.6</text:bookmark-ref></text:span><text:span text:style-name="T20">)</text:span>.</text:p>
      <text:p text:style-name="P31">As well as giving the plugin a unique name, “QC”, they also implement the getCommand and getCommandHelp methods, which allow the plugin<text:span text:style-name="T26">s</text:span> to return new instances of the “qc” and “qr” commands, and provide help information for the user about usage.</text:p>
      <text:p text:style-name="P32"><text:span text:style-name="T27"/></text:p>
      <text:p text:style-name="P33"><text:span text:style-name="T27"><text:tab/></text:span><text:span text:style-name="T28">@Override</text:span></text:p>
      <text:p text:style-name="P33"><text:span text:style-name="T27"><text:tab/></text:span><text:span text:style-name="T29">public</text:span><text:span text:style-name="T27"> AnalysisCommand getCommand(String </text:span><text:span text:style-name="T30">line</text:span><text:span text:style-name="T27">)</text:span></text:p>
      <text:p text:style-name="P34"><text:tab/>{</text:p>
      <text:p text:style-name="P33"><text:span text:style-name="T27"><text:tab/><text:tab/>String[] </text:span><text:span text:style-name="T30">argv</text:span><text:span text:style-name="T27"> = Utils.</text:span><text:span text:style-name="T31">toArgv</text:span><text:span text:style-name="T27">(</text:span><text:span text:style-name="T30">line</text:span><text:span text:style-name="T27">);</text:span></text:p>
      <text:p text:style-name="P34"><text:tab/><text:tab/></text:p>
      <text:p text:style-name="P33"><text:span text:style-name="T27"><text:tab/><text:tab/></text:span><text:span text:style-name="T29">switch</text:span><text:span text:style-name="T27"> (</text:span><text:span text:style-name="T30">argv</text:span><text:span text:style-name="T27">[0])</text:span></text:p>
      <text:p text:style-name="P34"><text:tab/><text:tab/>{</text:p>
      <text:p text:style-name="P33"><text:span text:style-name="T27"><text:tab/><text:tab/><text:tab/></text:span><text:span text:style-name="T29">case</text:span><text:span text:style-name="T27"> </text:span><text:span text:style-name="T32">"quickcheck"</text:span><text:span text:style-name="T27">:</text:span></text:p>
      <text:p text:style-name="P33"><text:span text:style-name="T27"><text:tab/><text:tab/><text:tab/></text:span><text:span text:style-name="T29">case</text:span><text:span text:style-name="T27"> </text:span><text:span text:style-name="T32">"qc"</text:span><text:span text:style-name="T27">:</text:span></text:p>
      <text:p text:style-name="P33"><text:span text:style-name="T27"><text:tab/><text:tab/><text:tab/><text:tab/></text:span><text:span text:style-name="T29">return</text:span><text:span text:style-name="T27"> </text:span><text:span text:style-name="T29">new</text:span><text:span text:style-name="T27"> QuickCheckLSPCommand(</text:span><text:span text:style-name="T30">line</text:span><text:span text:style-name="T27">);</text:span></text:p>
      <text:p text:style-name="P34"><text:tab/><text:tab/><text:tab/><text:tab/></text:p>
      <text:p text:style-name="P33"><text:span text:style-name="T27"><text:tab/><text:tab/><text:tab/></text:span><text:span text:style-name="T29">case</text:span><text:span text:style-name="T27"> </text:span><text:span text:style-name="T32">"qcrun"</text:span><text:span text:style-name="T27">:</text:span></text:p>
      <text:p text:style-name="P33"><text:span text:style-name="T27"><text:tab/><text:tab/><text:tab/></text:span><text:span text:style-name="T29">case</text:span><text:span text:style-name="T27"> </text:span><text:span text:style-name="T32">"qr"</text:span><text:span text:style-name="T27">:</text:span></text:p>
      <text:p text:style-name="P33"><text:span text:style-name="T27"><text:tab/><text:tab/><text:tab/><text:tab/></text:span><text:span text:style-name="T29">return</text:span><text:span text:style-name="T27"> </text:span><text:span text:style-name="T29">new</text:span><text:span text:style-name="T27"> QCRunLSPCommand(</text:span><text:span text:style-name="T30">line</text:span><text:span text:style-name="T27">);</text:span></text:p>
      <text:p text:style-name="P34"><text:tab/><text:tab/>}</text:p>
      <text:p text:style-name="P34"><text:tab/><text:tab/></text:p>
      <text:p text:style-name="P33"><text:span text:style-name="T27"><text:tab/><text:tab/></text:span><text:span text:style-name="T29">return</text:span><text:span text:style-name="T27"> </text:span><text:span text:style-name="T29">null</text:span><text:span text:style-name="T27">;</text:span></text:p>
      <text:p text:style-name="P34"><text:tab/>}</text:p>
      <text:p text:style-name="P33"><text:span text:style-name="T27"/></text:p>
      <text:p text:style-name="Standard"/>
      <text:p text:style-name="P31">In an LSP environment, rather than responding to commands on the terminal, JSON RPC messages are sent via an extension of the LSP protocol. The QuickCheckHandler is registered to handle “slsp/POG/quickcheck” <text:span text:style-name="T20">RPC </text:span>messages, directing them to the QuickCheckLSPPlugin’s quickCheck method.</text:p>
      <text:p text:style-name="P31">Because quickCheck evaluations can take a while for large specifications, the <text:span text:style-name="T26">VSCode</text:span> evaluation is performed by a background CancellableThread called QuickCheckThread. This is similar to the QuickCheckExecutor (below) which is used to background “<text:span text:style-name="T20">qc”</text:span> commands issued from the VSCode console. <text:span text:style-name="T26">This means that long running evaluations can be interrupted via the GUI.</text:span></text:p>
      <text:list text:continue-numbering="true" text:style-name="Outline">
        <text:list-item>
          <text:list>
            <text:list-item>
              <text:list>
                <text:list-item>
                  <text:h text:style-name="Heading_20_3" text:outline-level="3">Comments</text:h>
                </text:list-item>
              </text:list>
            </text:list-item>
          </text:list>
        </text:list-item>
      </text:list>
      <text:p text:style-name="P31">It is confusing that we have both VDMJ and LSP plugins, and we also have the ability to run QuickCheck from the VSCode console or from the GUI via a dedicated LSP message. Perhaps this could be simplified, but only by losing some feature or other.</text:p>
      <text:list text:continue-numbering="true" text:style-name="Outline">
        <text:list-item>
          <text:list>
            <text:list-item>
              <text:h text:style-name="P35" text:outline-level="2"><text:bookmark-start text:name="__RefHeading___Toc896_2867662565"/><text:soft-page-break/><text:span text:style-name="T19">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36">Class Summary</text:p>
          </table:table-cell>
          <table:covered-table-cell/>
        </table:table-row>
        <table:table-row table:style-name="vdmj_5f_pog.2">
          <table:table-cell table:style-name="vdmj_5f_pog.A2" office:value-type="string">
            <text:p text:style-name="P37">QuickCheckCommand</text:p>
          </table:table-cell>
          <table:table-cell table:style-name="vdmj_5f_pog.B2" office:value-type="string">
            <text:p text:style-name="P37">The VDMJ “qc” command</text:p>
          </table:table-cell>
        </table:table-row>
        <table:table-row table:style-name="vdmj_5f_pog.2">
          <table:table-cell table:style-name="vdmj_5f_pog.A2" office:value-type="string">
            <text:p text:style-name="P37">QuickCheckLSPCommand</text:p>
          </table:table-cell>
          <table:table-cell table:style-name="vdmj_5f_pog.B2" office:value-type="string">
            <text:p text:style-name="P37">The LSP “qc” command</text:p>
          </table:table-cell>
        </table:table-row>
        <table:table-row table:style-name="vdmj_5f_pog.2">
          <table:table-cell table:style-name="vdmj_5f_pog.A2" office:value-type="string">
            <text:p text:style-name="P37">QCRunCommand</text:p>
          </table:table-cell>
          <table:table-cell table:style-name="vdmj_5f_pog.B2" office:value-type="string">
            <text:p text:style-name="P37">The VDMJ “qr” command</text:p>
          </table:table-cell>
        </table:table-row>
        <table:table-row table:style-name="vdmj_5f_pog.2">
          <table:table-cell table:style-name="vdmj_5f_pog.A2" office:value-type="string">
            <text:p text:style-name="P37"><text:span text:style-name="T33">Q</text:span><text:span text:style-name="T34">CRunLSPCommand</text:span></text:p>
          </table:table-cell>
          <table:table-cell table:style-name="vdmj_5f_pog.B2" office:value-type="string">
            <text:p text:style-name="P37">The LSP “qr” command</text:p>
          </table:table-cell>
        </table:table-row>
        <table:table-row table:style-name="vdmj_5f_pog.2">
          <table:table-cell table:style-name="vdmj_5f_pog.A2" office:value-type="string">
            <text:p text:style-name="P37">QuickCheckExecutor</text:p>
          </table:table-cell>
          <table:table-cell table:style-name="vdmj_5f_pog.B2" office:value-type="string">
            <text:p text:style-name="P37">An LSP AsyncExecutor for QuickCheck runs</text:p>
          </table:table-cell>
        </table:table-row>
        <table:table-row table:style-name="vdmj_5f_pog.2">
          <table:table-cell table:style-name="vdmj_5f_pog.A2" office:value-type="string">
            <text:p text:style-name="P37">QCConsole</text:p>
          </table:table-cell>
          <table:table-cell table:style-name="vdmj_5f_pog.B2" office:value-type="string">
            <text:p text:style-name="P37">A QuickCheck console that allows “quiet” processing</text:p>
          </table:table-cell>
        </table:table-row>
      </table:table>
      <text:p text:style-name="Text_20_body"/>
      <text:p text:style-name="P38">The commands package contains classes that implement the “qc” and “qr” command<text:span text:style-name="T35">s</text:span> for both VDMJ and LSP environments.</text:p>
      <text:list text:continue-numbering="true" text:style-name="Outline">
        <text:list-item>
          <text:list>
            <text:list-item>
              <text:list>
                <text:list-item>
                  <text:h text:style-name="Heading_20_3" text:outline-level="3">“<text:span text:style-name="T36">quickcheck” (abbr. qc)</text:span></text:h>
                </text:list-item>
              </text:list>
            </text:list-item>
          </text:list>
        </text:list-item>
      </text:list>
      <text:p text:style-name="P39">The QuickCheckCommand class <text:span text:style-name="T36">implements the “quickcheck” or “qc” command for the VDMJ plugin. So it </text:span>extends the abstract VDMJ AnalysisCommand and implements the “run” method.</text:p>
      <text:p text:style-name="P39"><text:span text:style-name="T37">It starts by creating a </text:span><text:span text:style-name="T38">QuickCheck instance </text:span><text:span text:style-name="T39">(see </text:span><text:span text:style-name="T39"><text:bookmark-ref text:reference-format="number" text:ref-name="__RefHeading___Toc7228_2294478471"> 2.6</text:bookmark-ref></text:span><text:span text:style-name="T39">)</text:span><text:span text:style-name="T38"> to actually perform the analysis, <text:s/>asking it to load its pluggable strategies. The </text:span><text:span text:style-name="T39">loaded </text:span><text:span text:style-name="T38">strategies are passed the command line and are responsible for processing and removing any flags that they require. </text:span>Th<text:span text:style-name="T37">e run method</text:span> <text:span text:style-name="T36">then </text:span><text:span text:style-name="T37">processes</text:span> the <text:span text:style-name="T35">remaining</text:span> <text:span text:style-name="T37">common </text:span>flags that the user can pass.</text:p>
      <text:p text:style-name="P40">After that, the command obtains the POPlugin from the Registry and calls its getProofObligations method, which returns a <text:span text:style-name="T36">complete</text:span> list of <text:span text:style-name="T35">proof</text:span> obligations. This list is cut down by any options that the user has passed <text:span text:style-name="T36">to </text:span>select a subset of the obligations.</text:p>
      <text:p text:style-name="P41">Next the <text:span text:style-name="T36">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2">If no strategies abort the run, the command loops through the chosen proof obligations, <text:span text:style-name="T36">doing the following:</text:span></text:p>
      <text:p text:style-name="P42">Firstly, it calls the getValues method on the QuickCheck instance. This is responsible for calling the getValues method of each of the configured plugins, and these in turn return <text:span text:style-name="T40">lists of values for each type binding in the obligation. See </text:span><text:span text:style-name="T40"><text:bookmark-ref text:reference-format="number" text:ref-name="__RefHeading___Toc7226_2294478471"> 2.3</text:bookmark-ref></text:span><text:span text:style-name="T40">.</text:span></text:p>
      <text:p text:style-name="P43">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36">checkObligation</text:span><text:span text:style-name="T35"> </text:span>evaluation if it takes too long.</text:p>
      <text:p text:style-name="P43">The console output is <text:span text:style-name="T36">written</text:span> by the checkObligation method. So when the command <text:span text:style-name="T36">adds</text:span> no extra output. For example:</text:p>
      <text:p text:style-name="P18"/>
      <text:p text:style-name="P18">&gt; <text:span text:style-name="T41">qc</text:span></text:p>
      <text:p text:style-name="P18">PO #1, MAYBE in 0.004s</text:p>
      <text:p text:style-name="P18">PO #2, PROVABLE by direct (patterns match all type values) in 0.002s</text:p>
      <text:p text:style-name="P18">PO #3, PROVABLE by witness map_ = &lt;ManyMany&gt;, prset = {} in 0.001s</text:p>
      <text:p text:style-name="P18">PO #4, PROVABLE by direct (body is total) in 0.002s</text:p>
      <text:p text:style-name="P18">PO #5, PROVABLE by witness rels = {|-&gt;}, esets = {|-&gt;} in 0.001s</text:p>
      <text:p text:style-name="P44">&gt;</text:p>
      <text:p text:style-name="P44"/>
      <text:p text:style-name="P45">The processing performed by the QuickCheckLSPCommand is very similar, except it uses an <text:span text:style-name="T35">LSP </text:span>AsyncExecutor called QuickCheckExecutor to run the <text:span text:style-name="T36">checkObligation </text:span>evaluation. This is because VSCode is a<text:span text:style-name="T36">n</text:span> asynchronous environment, and the user is allowed to do other operations while the <text:soft-page-break/>background QuickCheck evaluation is in progress. But apart from that difference, the execution in the QuickCheckExecutor’s “exec” method is very similar to the VDMJ command.</text:p>
      <text:p text:style-name="P45">The output on the VSCode debug console (below) is virtually identical in content to the VDMJ command line because the output is coming from the same QuickCheck processor, but an “OK” is added <text:span text:style-name="T35">at the end </text:span>to let the user know that the background evaluation has completed. If you attempt to do something while “qc” is still running, you will be told “<text:span text:style-name="T11">Still running qc</text:span>”.</text:p>
      <text:p text:style-name="Preformatted_20_Text"/>
      <text:p text:style-name="P46">qc</text:p>
      <text:p text:style-name="P18">PO #1, MAYBE in 0.005s</text:p>
      <text:p text:style-name="P18">PO #2, PROVABLE by direct (patterns match all type values) in 0.003s</text:p>
      <text:p text:style-name="P18">PO #3, PROVABLE by witness map_ = &lt;ManyMany&gt;, prset = {} in 0.001s</text:p>
      <text:p text:style-name="P18">PO #4, PROVABLE by direct (body is total) in 0.001s</text:p>
      <text:p text:style-name="P18">PO #5, PROVABLE by witness rels = {|-&gt;}, esets = {|-&gt;} in 0.001s</text:p>
      <text:p text:style-name="P47">OK</text:p>
      <text:p text:style-name="P48"/>
      <text:p text:style-name="P45">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36">qcrun” (abbr. qr)</text:span></text:h>
                </text:list-item>
              </text:list>
            </text:list-item>
          </text:list>
        </text:list-item>
      </text:list>
      <text:p text:style-name="Text_20_body">The Q<text:span text:style-name="T36">CRun</text:span>Command class <text:span text:style-name="T36">implements the “qcrun” or “qr” command for the VDMJ plugin. So it </text:span>extends the abstract VDMJ AnalysisCommand and implements the “run” method.</text:p>
      <text:p text:style-name="Text_20_body">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49">Then, a “launch” string is constructed by calling the getCexLaunch or getWitnesLaunch methods on the ProofObligation. These in turn use POLaunchFactory to construct a call string. The result is what you would type in a “print” command to launch the enclosing definition.</text:p>
      <text:p text:style-name="Text_20_body">Then, if the <text:span text:style-name="T42">counterexample has state (ie. it is for an operation call in a module with state), the current module state is adjusted by calling the “set” method on the UpdatableValues corresponding to the state vector. Note this change is not undone, so “qr” can affect the current module state.</text:span></text:p>
      <text:p text:style-name="P49">Lastly, a PrintCommand is built, including the launch string. This is executed as if the user had typed it themselves, <text:span text:style-name="T43">allowing it to be debugged as usual</text:span>. The actual print command is printed for information. <text:span text:style-name="T43">For example:</text:span></text:p>
      <text:p text:style-name="Preformatted_20_Text"/>
      <text:p text:style-name="P50">&gt; <text:span text:style-name="T43">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0">&gt; qr 2</text:p>
      <text:p text:style-name="Preformatted_20_Text">=&gt; print f(1, [1.25])</text:p>
      <text:p text:style-name="Preformatted_20_Text">Error 4065: Value 1.25 is not a nat in 'DEFAULT' (console) at line 1:1</text:p>
      <text:p text:style-name="Preformatted_20_Text"/>
      <text:p text:style-name="Preformatted_20_Text"/>
      <text:p text:style-name="P51">The QCRunLSPCommand is similar, except that an ExpressionExecutor is used to run the evaluation in the background, since the GUI is asynchronous.</text:p>
      <text:p text:style-name="P51">The VSCode GUI can effectively run “qr” commands as well, via two routes. Firstly, the “Proof Obligation Generation” view has a “Debug example” button which provokes a JSON “launch” request, using data that is sent from the LSP Server down to the GUI when the PO list is displayed. This creates all the counterexample call strings ahead of time, including a “params” section for state updates.</text:p>
      <text:p text:style-name="P51"><text:soft-page-break/>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2" text:outline-level="3">Comments</text:h>
                </text:list-item>
              </text:list>
            </text:list-item>
          </text:list>
        </text:list-item>
      </text:list>
      <text:p text:style-name="P53">The pattern of dividing functionality between a “plugin” part and a “common” part works well and allows the same code to be shared between VDMJ and LSP plugins. This is recommended for other plugins that want to offer services in both environments.</text:p>
      <text:p text:style-name="P54">The PO code lens is a much better way of launching “qr” behaviour than the “Debug example” button. We may phase out the latter in future.</text:p>
      <text:list xml:id="list113128512802435" text:continue-numbering="true" text:style-name="Outline">
        <text:list-item>
          <text:list>
            <text:list-item>
              <text:h text:style-name="P35" text:outline-level="2"><text:bookmark-start text:name="__RefHeading___Toc7226_2294478471"/><text:span text:style-name="T19">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55">Class Summary</text:p>
          </table:table-cell>
          <table:covered-table-cell/>
        </table:table-row>
        <table:table-row table:style-name="Table1.2">
          <table:table-cell table:style-name="Table1.A2" office:value-type="string">
            <text:p text:style-name="P56">QCStrategy</text:p>
          </table:table-cell>
          <table:table-cell table:style-name="Table1.B2" office:value-type="string">
            <text:p text:style-name="P56">An abstract base class of all strategies</text:p>
          </table:table-cell>
        </table:table-row>
        <table:table-row table:style-name="Table1.2">
          <table:table-cell table:style-name="Table1.A2" office:value-type="string">
            <text:p text:style-name="P56">FixedQCStrategy</text:p>
          </table:table-cell>
          <table:table-cell table:style-name="Table1.B2" office:value-type="string">
            <text:p text:style-name="P56">A strategy that returns fixed values of every type</text:p>
          </table:table-cell>
        </table:table-row>
        <table:table-row table:style-name="Table1.2">
          <table:table-cell table:style-name="Table1.A2" office:value-type="string">
            <text:p text:style-name="P56">RandomQCStrategy</text:p>
          </table:table-cell>
          <table:table-cell table:style-name="Table1.B2" office:value-type="string">
            <text:p text:style-name="P56">A strategy that returns random values of every type</text:p>
          </table:table-cell>
        </table:table-row>
        <table:table-row table:style-name="Table1.2">
          <table:table-cell table:style-name="Table1.A2" office:value-type="string">
            <text:p text:style-name="P57">FiniteQCStrategy</text:p>
          </table:table-cell>
          <table:table-cell table:style-name="Table1.B2" office:value-type="string">
            <text:p text:style-name="P56">A strategy that looks for finite types and returns all their values</text:p>
          </table:table-cell>
        </table:table-row>
        <table:table-row table:style-name="Table1.2">
          <table:table-cell table:style-name="Table1.A2" office:value-type="string">
            <text:p text:style-name="P56">TrivialQCStrategy</text:p>
          </table:table-cell>
          <table:table-cell table:style-name="Table1.B2" office:value-type="string">
            <text:p text:style-name="P56">A strategy that looks for common PO patterns that are true</text:p>
          </table:table-cell>
        </table:table-row>
        <table:table-row table:style-name="Table1.2">
          <table:table-cell table:style-name="Table1.A2" office:value-type="string">
            <text:p text:style-name="P56">SearchQCStrategy</text:p>
          </table:table-cell>
          <table:table-cell table:style-name="Table1.B2" office:value-type="string">
            <text:p text:style-name="P56">A strategy that looks for falsifiable subexpressions</text:p>
          </table:table-cell>
        </table:table-row>
        <table:table-row table:style-name="Table1.2">
          <table:table-cell table:style-name="Table1.A2" office:value-type="string">
            <text:p text:style-name="P56">DirectQCStrategy</text:p>
          </table:table-cell>
          <table:table-cell table:style-name="Table1.B2" office:value-type="string">
            <text:p text:style-name="P56">A strategy that looks at the original spec to try to prove POs</text:p>
          </table:table-cell>
        </table:table-row>
        <table:table-row table:style-name="Table1.2">
          <table:table-cell table:style-name="Table1.A2" office:value-type="string">
            <text:p text:style-name="P56">StrategyResults</text:p>
          </table:table-cell>
          <table:table-cell table:style-name="Table1.B2" office:value-type="string">
            <text:p text:style-name="P56">An object to pass back binding/value pairs from a strategy</text:p>
          </table:table-cell>
        </table:table-row>
      </table:table>
      <text:p text:style-name="P58"/>
      <text:p text:style-name="P53">As discussed in the Overview, QuickCheck uses a number of pluggable strategies for deciding what binding values to try when trying to analyse obligations. Six strategies are provided with the tool, but new ones can be added easily, by <text:span text:style-name="T44">extending the QCStrategy class</text:span> and adding <text:span text:style-name="T44">a jar</text:span> to the classpath. <text:span text:style-name="T44">The jar should also contain a resource file called “qc.strategies” which lists the fully qualified class name of the classes within the jar which are strategies. See the QuickCheck jar for examples.</text:span></text:p>
      <text:p text:style-name="P53">Consider the following <text:span text:style-name="T45">recursive factorial function</text:span>:</text:p>
      <text:p text:style-name="P59"><text:tab/>f: nat -&gt; nat</text:p>
      <text:p text:style-name="P59"><text:tab/>f(a) ==</text:p>
      <text:p text:style-name="P59"><text:tab/><text:tab/>if a = 0</text:p>
      <text:p text:style-name="P59"><text:tab/><text:tab/>then 1</text:p>
      <text:p text:style-name="P60"><text:tab/><text:tab/>else a * f(a-1)</text:p>
      <text:p text:style-name="P60"><text:tab/><text:span text:style-name="T45">measure a</text:span>;</text:p>
      <text:p text:style-name="P59"><text:soft-page-break/></text:p>
      <text:p text:style-name="P59"/>
      <text:p text:style-name="P61">It generates the following proof obligation for the recursive argument:</text:p>
      <text:p text:style-name="Preformatted_20_Text"/>
      <text:p text:style-name="Preformatted_20_Text"><text:tab/>Proof Obligation 2: (<text:span text:style-name="T45">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61">The recursive f(a-1) call must pass a <text:span text:style-name="T41">nat</text:span><text:span text:style-name="T46">, and hence a-1 must be &gt;= 0. The “not (a=0)” context is because the f(a-1) call is in the “else” clause, and hence the “if” condition must be false.</text:span></text:p>
      <text:p text:style-name="P62">So to evaluate this PO, we have to produce a number of a:nat values to try, looking for cases that are counterexamples. Generating these values and associating them with the a:nat type bind is the job of the strategies.</text:p>
      <text:p text:style-name="P63"><text:span text:style-name="T46">Each strategy </text:span><text:span text:style-name="T47">extends an abstract QCStrategy</text:span><text:span text:style-name="T46"> </text:span><text:span text:style-name="T47">class, and must implement some simple methods, the most important being “init” and “getValues”. The init method is called at the start (see </text:span><text:span text:style-name="T47"><text:bookmark-ref text:reference-format="number" text:ref-name="__RefHeading___Toc896_2867662565"> 2.2</text:bookmark-ref></text:span><text:span text:style-name="T47">) and allows the strategy to take options from the “qc” command line. The bulk of the work is done by the getValues method:</text:span></text:p>
      <text:p text:style-name="Preformatted_20_Text"><text:span text:style-name="T47"/></text:p>
      <text:p text:style-name="P64">public StrategyResults getValues(ProofObligation po,</text:p>
      <text:p text:style-name="P64"><text:tab/><text:tab/><text:tab/>List&lt;INBindingOverride&gt; binds, Context ctxt);</text:p>
      <text:p text:style-name="P65"><text:span text:style-name="T47"/></text:p>
      <text:p text:style-name="P66">The method is passed the PO to process, a list of its type binds, and an evaluation Context. The INBindingOverride interface is provided by VDMJ and allows you to provide a specific list of bind values to either a <text:span text:style-name="T11">forall </text:span><text:span text:style-name="T15">or an </text:span><text:span text:style-name="T11">exists </text:span><text:span text:style-name="T15">quantifier. The Context is provided to allow type invariants to be calculated as values are generated.</text:span></text:p>
      <text:p text:style-name="P67">For example, the “fixed” strategy does the following in its getValue method:</text:p>
      <text:p text:style-name="Preformatted_20_Text"/>
      <text:p text:style-name="Preformatted_20_Text">Map&lt;String, ValueList&gt; values = new HashMap&lt;String, ValueList&gt;();</text:p>
      <text:p text:style-name="Preformatted_20_Text"/>
      <text:p text:style-name="Preformatted_20_Text">for (INBindingOverride bind: binds)</text:p>
      <text:p text:style-name="Preformatted_20_Text">{</text:p>
      <text:p text:style-name="Preformatted_20_Text"><text:tab/>String key = bind.toString();<text:tab/></text:p>
      <text:p text:style-name="Preformatted_20_Text">...</text:p>
      <text:p text:style-name="Preformatted_20_Text"><text:tab/>verbose("Generating fixed values for %s\n", bind);</text:p>
      <text:p text:style-name="P65"><text:tab/>ValueSet set = bind.getType().apply(</text:p>
      <text:p text:style-name="P65"><text:tab/><text:tab/>new <text:span text:style-name="T48">F</text:span><text:span text:style-name="T49">ix</text:span>edRangeCreator(ctxt), expansionLimit);</text:p>
      <text:p text:style-name="Preformatted_20_Text"><text:tab/>ValueList list = new ValueList();</text:p>
      <text:p text:style-name="Preformatted_20_Text"><text:tab/>list.addAll(set);</text:p>
      <text:p text:style-name="Preformatted_20_Text"><text:tab/>values.put(key, list);</text:p>
      <text:p text:style-name="Preformatted_20_Text">}</text:p>
      <text:p text:style-name="Preformatted_20_Text"/>
      <text:p text:style-name="Preformatted_20_Text">return new StrategyResults(values, <text:span text:style-name="T48">false, </text:span>...<text:span text:style-name="T48">)</text:span></text:p>
      <text:p text:style-name="Preformatted_20_Text"/>
      <text:p text:style-name="Preformatted_20_Text"/>
      <text:p text:style-name="P68"><text:span text:style-name="T15">So note that the StrategyResults includes a map from the string form of each type bind to a ValueList of candidate values. It uses the FixedRangeCreator visitor to do this (see </text:span><text:span text:style-name="T15"><text:bookmark-ref text:reference-format="number" text:ref-name="__RefHeading___Toc898_2867662565"> 2.4</text:bookmark-ref></text:span><text:span text:style-name="T15">). The </text:span><text:span text:style-name="T11">expansionLimit </text:span><text:span text:style-name="T15">is set from the plugin options passed to the init method.</text:span></text:p>
      <text:p text:style-name="P68"><text:span text:style-name="T15">In general, a strategy can use any information from the PO and its bindings to try to guess or calculate or prove which values to try. The StrategyResults also include a</text:span><text:span text:style-name="T11"> hasAllValues </text:span><text:span text:style-name="T15">argument that indicates whether the ValueList passed back contains all values of the types (here it’s false).</text:span></text:p>
      <text:list text:style-name="L2">
        <text:list-item>
          <text:p text:style-name="P69">The “random” strategy uses a PRNG to generate simple type values. Complex types are then composed using combinations of values from their more primitive components.</text:p>
        </text:list-item>
        <text:list-item>
          <text:p text:style-name="P69">The “finite” strategy uses the INGetAllValuesVisitor to generate all of the values of its binds, assuming the types are finite and not too large.</text:p>
        </text:list-item>
        <text:list-item>
          <text:p text:style-name="P69"><text:soft-page-break/>The “trivial” strategy looks for common patterns that indicate that a PO is true.</text:p>
        </text:list-item>
        <text:list-item>
          <text:p text:style-name="P69">The “search” strategy looks for falsifiable subexpressions within the PO. For example, if it sees “x &lt;&gt; 0” then it will return a binding of x=0 to try to provoke a failure.</text:p>
        </text:list-item>
        <text:list-item>
          <text:p text:style-name="P70"><text:span text:style-name="T15">The “direct” strategy looks at the specification and the type of the PO, and tries to prove the 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PROVABLE.</text:span></text:p>
        </text:list-item>
      </text:list>
      <text:list text:continue-list="list113128512802435" text:style-name="Outline">
        <text:list-item>
          <text:list>
            <text:list-item>
              <text:list>
                <text:list-item>
                  <text:h text:style-name="P52" text:outline-level="3">Comments</text:h>
                </text:list-item>
              </text:list>
            </text:list-item>
          </text:list>
        </text:list-item>
      </text:list>
      <text:p text:style-name="P71">Strategies are plugins with a plugin, and use the same GetResource method of VDMJ to achieve this – see the “loadStrategies” method of QuickCheck.</text:p>
      <text:list text:continue-numbering="true" text:style-name="Outline">
        <text:list-item>
          <text:list>
            <text:list-item>
              <text:h text:style-name="P35" text:outline-level="2"><text:bookmark-start text:name="__RefHeading___Toc898_2867662565"/><text:span text:style-name="T19">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72">Class Summary</text:p>
          </table:table-cell>
          <table:covered-table-cell/>
        </table:table-row>
        <table:table-row table:style-name="Table3.2">
          <table:table-cell table:style-name="Table3.A2" office:value-type="string">
            <text:p text:style-name="P73">**<text:span text:style-name="T50">*</text:span>TypeBindFinder</text:p>
          </table:table-cell>
          <table:table-cell table:style-name="Table3.B2" office:value-type="string">
            <text:p text:style-name="P73">Parts of a VisitorSet to locate type binds</text:p>
          </table:table-cell>
        </table:table-row>
        <table:table-row table:style-name="Table3.2">
          <table:table-cell table:style-name="Table3.A2" office:value-type="string">
            <text:p text:style-name="P73">***RangeCreator</text:p>
          </table:table-cell>
          <table:table-cell table:style-name="Table3.B2" office:value-type="string">
            <text:p text:style-name="P73">Visitors to create “fixed” and “random” ranges of values</text:p>
          </table:table-cell>
        </table:table-row>
        <table:table-row table:style-name="Table3.2">
          <table:table-cell table:style-name="Table3.A2" office:value-type="string">
            <text:p text:style-name="P73">Sea<text:span text:style-name="T50">r</text:span>chQCVisitor</text:p>
          </table:table-cell>
          <table:table-cell table:style-name="Table3.B2" office:value-type="string">
            <text:p text:style-name="P73">A visitor used by the “search” strategy</text:p>
          </table:table-cell>
        </table:table-row>
        <table:table-row table:style-name="Table3.2">
          <table:table-cell table:style-name="Table3.A2" office:value-type="string">
            <text:p text:style-name="P74">TotalExpressionVisitor</text:p>
          </table:table-cell>
          <table:table-cell table:style-name="Table3.B2" office:value-type="string">
            <text:p text:style-name="P73">A visitor used by the “direct” strategy</text:p>
          </table:table-cell>
        </table:table-row>
        <table:table-row table:style-name="Table3.2">
          <table:table-cell table:style-name="Table3.A2" office:value-type="string">
            <text:p text:style-name="P73">TrivialQCVisitor</text:p>
          </table:table-cell>
          <table:table-cell table:style-name="Table3.B2" office:value-type="string">
            <text:p text:style-name="P73">A visitor used by the “trivial” strategy</text:p>
          </table:table-cell>
        </table:table-row>
      </table:table>
      <text:p text:style-name="Text_20_body"/>
      <text:p text:style-name="P75">This package contains a few visitors used either by the strategies, or used in order to locate type binds within PO expressions. <text:span text:style-name="T51">They are fairly straightforward.</text:span></text:p>
      <text:list text:continue-numbering="true" text:style-name="Outline">
        <text:list-item>
          <text:list>
            <text:list-item>
              <text:list>
                <text:list-item>
                  <text:h text:style-name="P52" text:outline-level="3">Comments</text:h>
                </text:list-item>
              </text:list>
            </text:list-item>
          </text:list>
        </text:list-item>
      </text:list>
      <text:p text:style-name="P75">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35" text:outline-level="2"><text:bookmark-start text:name="__RefHeading___Toc900_2867662565"/><text:span text:style-name="T19">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2">Class Summary</text:p>
          </table:table-cell>
          <table:covered-table-cell/>
        </table:table-row>
        <table:table-row table:style-name="Table4.2">
          <table:table-cell table:style-name="Table4.A2" office:value-type="string">
            <text:p text:style-name="P73">**QuickCheckAnnotation</text:p>
          </table:table-cell>
          <table:table-cell table:style-name="Table4.B2" office:value-type="string">
            <text:p text:style-name="P73">The AST, TC and PO classes for @QuickCheck</text:p>
          </table:table-cell>
        </table:table-row>
        <table:table-row table:style-name="Table4.2">
          <table:table-cell table:style-name="Table4.A2" office:value-type="string">
            <text:p text:style-name="P73">IterableContext</text:p>
          </table:table-cell>
          <table:table-cell table:style-name="Table4.B2" office:value-type="string">
            <text:p text:style-name="P73">A collection of evaluation Contexts, one for each @T binding</text:p>
          </table:table-cell>
        </table:table-row>
      </table:table>
      <text:p text:style-name="Text_20_body"/>
      <text:p text:style-name="P75">The @QuickCheck annotation is provided to allow a specifier to give a list of types to use for polymorphic type parameters when instantiating a function within QuickCheck.</text:p>
      <text:p text:style-name="P76">The syntax for the annotation is one of two possibilities, for VDM-SL and other dialects:</text:p>
      <text:p text:style-name="Preformatted_20_Text">-- @QuickCheck @T = &lt;type&gt; [,&lt;type&gt;*];</text:p>
      <text:p text:style-name="Preformatted_20_Text">-- @QuickCheck @T = new C(&lt;args&gt;);</text:p>
      <text:p text:style-name="Preformatted_20_Text"/>
      <text:p text:style-name="P76">When a PO is created, any annotations on the definition that contains the obligation are reflected in the PO itself. These annotations are then used in the main QuickCheck evaluation, creating an IterableContext that includes each of the polymorphic bindings specified in the annoation(s) – several <text:soft-page-break/>annotations can be given for the same @T parameter, if that is clearer.</text:p>
      <text:p text:style-name="P76">The IterableContext is then used in the main QuickCheck processing to effectively repeat the evaluation with @T parameters bound to alternative types.</text:p>
      <text:list text:continue-numbering="true" text:style-name="Outline">
        <text:list-item>
          <text:list>
            <text:list-item>
              <text:list>
                <text:list-item>
                  <text:h text:style-name="P52" text:outline-level="3">Comments</text:h>
                </text:list-item>
              </text:list>
            </text:list-item>
          </text:list>
        </text:list-item>
      </text:list>
      <text:p text:style-name="P77">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72">Class Summary</text:p>
          </table:table-cell>
          <table:covered-table-cell/>
        </table:table-row>
        <table:table-row table:style-name="Table5.2">
          <table:table-cell table:style-name="Table5.A2" office:value-type="string">
            <text:p text:style-name="P78">QuickCheck</text:p>
          </table:table-cell>
          <table:table-cell table:style-name="Table5.B2" office:value-type="string">
            <text:p text:style-name="P78">The main processing class for the tool.</text:p>
          </table:table-cell>
        </table:table-row>
      </table:table>
      <text:p text:style-name="P79"/>
      <text:list text:continue-numbering="true" text:style-name="Outline">
        <text:list-item>
          <text:list>
            <text:list-item>
              <text:list>
                <text:list-item>
                  <text:h text:style-name="P52" text:outline-level="3">Comments</text:h>
                </text:list-item>
              </text:list>
            </text:list-item>
          </text:list>
        </text:list-item>
      </text:list>
      <text:p text:style-name="P80"/>
      <text:list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81"><text:span text:style-name="T52">This section describes the sequence of actions that occur </text:span><text:span text:style-name="T53">during</text:span><text:span text:style-name="T52"> common </text:span><text:span text:style-name="T6">tasks with QuickCheck</text:span><text:span text:style-name="T52">. The intention is to provide a more tangible description of how the classes described in section 2 work </text:span><text:span text:style-name="T54">together </text:span><text:span text:style-name="T52">in practice.</text:span></text:p>
      <text:list text:continue-numbering="true" text:style-name="Outline">
        <text:list-item>
          <text:list>
            <text:list-item>
              <text:h text:style-name="P82" text:outline-level="2"><text:bookmark-start text:name="__RefHeading___Toc2855_1099856280"/>Simple Usage of “qc”<text:bookmark-end text:name="__RefHeading___Toc2855_1099856280"/></text:h>
            </text:list-item>
            <text:list-item>
              <text:h text:style-name="Heading_20_2" text:outline-level="2">Simple Usage of “qr”</text:h>
              <text:list>
                <text:list-item>
                  <text:h text:style-name="P83" text:outline-level="3">Comments</text:h>
                </text:list-item>
              </text:list>
            </text:list-item>
          </text:list>
        </text:list-item>
      </text:list>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style:font-face style:name="droid sans mono" svg:font-family="'droid sans mono', monospace, monospace, 'Droid Sans Fallback', 'Droid Sans Mono', monospace, monospac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1"><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17/12/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13</text:page-number><text:s/>of <text:page-count style:num-format="1">13</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QuickCheck Design Specification</dc:title>
    <dc:description>The design specification for QuickCheck.</dc:description>
    <meta:editing-cycles>302</meta:editing-cycles>
    <meta:editing-duration>P3DT15H21M</meta:editing-duration>
    <dc:date>2024-12-17T11:31:28.119598222</dc:date>
    <dc:subject>QuickCheck</dc:subject>
    <meta:print-date>2024-12-17T11:29:26.040568100</meta:print-date>
    <meta:printed-by>PDF files</meta:printed-by>
    <meta:keyword>QuickCheck</meta:keyword>
    <meta:document-statistic meta:table-count="11" meta:image-count="1" meta:object-count="0" meta:page-count="13" meta:paragraph-count="312" meta:word-count="3717" meta:character-count="23361" meta:non-whitespace-character-count="19804"/>
    <meta:user-defined meta:name="Info 1">0.1</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